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_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3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([.B2]*[.B3]/[.B4])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C_mu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INTERMEDIATE PARAMETERS</text:p>
          </table:table-cell>
          <table:covered-table-cell/>
        </table:table-row>
        <table:table-row table:style-name="ro1">
          <table:table-cell office:value-type="string" calcext:value-type="string">
            <text:p>I</text:p>
          </table:table-cell>
          <table:table-cell table:formula="of:=0.16*([.B5])^(-1/8)" office:value-type="float" office:value="0.0310276391597897" calcext:value-type="float">
            <text:p>0.03102763915978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FINAL PARAMETERS</text:p>
          </table:table-cell>
          <table:covered-table-cell/>
        </table:table-row>
        <table:table-row table:style-name="ro1">
          <table:table-cell office:value-type="string" calcext:value-type="string">
            <text:p>k</text:p>
          </table:table-cell>
          <table:table-cell table:formula="of:=1.5*([.B10]*[.B2])^2" office:value-type="float" office:value="0.0361017896936294" calcext:value-type="float">
            <text:p>0.0361017896936294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table:formula="of:=([.B6]^0.75 * [.B13]^1.5) / ([.B7]*[.B3])" office:value-type="float" office:value="0.0161018931352647" calcext:value-type="float">
            <text:p>0.0161018931352647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table:formula="of:=[.B13]^0.5/([.B6]^0.25 * [.B7]*[.B3])" office:value-type="float" office:value="4.95570788161602" calcext:value-type="float">
            <text:p>4.95570788161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07:08:04.680851213</meta:creation-date>
    <dc:date>2025-12-05T10:01:46.577802168</dc:date>
    <meta:editing-duration>PT1H29M44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